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3.399cm" style:rel-column-width="13106*"/>
    </style:style>
    <style:style style:name="Table16.B" style:family="table-column">
      <style:table-column-properties style:column-width="3.401cm" style:rel-column-width="13107*"/>
    </style:style>
    <style:style style:name="Table16.E" style:family="table-column">
      <style:table-column-properties style:column-width="3.401cm" style:rel-column-width="13110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Project Kickoff Meeting Action Tracker</text:p>
      <text:p text:style-name="Standard"/>
      <text:p text:style-name="P1">Tracker Review/Update Date: <text:span text:style-name="T5">2/11/2013</text:span><text:tab/>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Project Kickoff Meeting.</text:span></text:p>
      <text:p text:style-name="P1"><text:span text:style-name="T5"><text:tab/></text:span>Meeting Date<text:span text:style-name="T5"><text:tab/> </text:span>:<text:span text:style-name="T5"> 2/11/2013</text:span></text:p>
      <table:table table:name="Table16" table:style-name="Table16">
        <table:table-column table:style-name="Table16.A"/>
        <table:table-column table:style-name="Table16.B"/>
        <table:table-column table:style-name="Table16.A" table:number-columns-repeated="2"/>
        <table:table-column table:style-name="Table16.E"/>
        <table:table-row>
          <table:table-cell table:style-name="Table16.A1" office:value-type="string">
            <text:p text:style-name="P4">Action Item</text:p>
          </table:table-cell>
          <table:table-cell table:style-name="Table16.A1" office:value-type="string">
            <text:p text:style-name="P4">Owner </text:p>
          </table:table-cell>
          <table:table-cell table:style-name="Table16.A1" office:value-type="string">
            <text:p text:style-name="P4">Target Date</text:p>
          </table:table-cell>
          <table:table-cell table:style-name="Table16.A1" office:value-type="string">
            <text:p text:style-name="P4">Status</text:p>
          </table:table-cell>
          <table:table-cell table:style-name="Table16.E1" office:value-type="string">
            <text:p text:style-name="P4">Remarks</text:p>
          </table:table-cell>
        </table:table-row>
        <table:table-row>
          <table:table-cell table:style-name="Table16.A2" office:value-type="string">
            <text:p text:style-name="Standard">Project Initiation Document </text:p>
          </table:table-cell>
          <table:table-cell table:style-name="Table16.A2" office:value-type="string">
            <text:p text:style-name="Standard">Sateesh T</text:p>
          </table:table-cell>
          <table:table-cell table:style-name="Table16.A2" office:value-type="string">
            <text:p text:style-name="P3">2/18/2013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7:59:29</dc:date>
    <dc:creator>jaipal </dc:creator>
    <meta:editing-duration>PT1H46M55S</meta:editing-duration>
    <meta:editing-cycles>110</meta:editing-cycles>
    <meta:document-statistic meta:table-count="1" meta:image-count="1" meta:object-count="0" meta:page-count="1" meta:paragraph-count="18" meta:word-count="50" meta:character-count="360" meta:non-whitespace-character-count="309"/>
  </office:meta>
</office:document-meta>
</file>